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5f3a6d"/>
    </style:style>
    <style:style style:name="P15" style:family="paragraph" style:parent-style-name="Text_20_body" style:list-style-name="L2">
      <style:text-properties officeooo:rsid="002514b8" officeooo:paragraph-rsid="005f3a6d"/>
    </style:style>
    <style:style style:name="P16" style:family="paragraph" style:parent-style-name="Text_20_body" style:list-style-name="L1">
      <style:text-properties officeooo:paragraph-rsid="005f3a6d"/>
    </style:style>
    <style:style style:name="P17" style:family="paragraph" style:parent-style-name="Text_20_body" style:list-style-name="L1">
      <style:text-properties officeooo:rsid="004d3a7c" officeooo:paragraph-rsid="002514b8"/>
    </style:style>
    <style:style style:name="P18" style:family="paragraph" style:parent-style-name="Text_20_body" style:list-style-name="L1">
      <style:text-properties officeooo:rsid="004d3a7c" officeooo:paragraph-rsid="004d3a7c"/>
    </style:style>
    <style:style style:name="P19" style:family="paragraph" style:parent-style-name="Text_20_body" style:list-style-name="L1">
      <style:text-properties officeooo:rsid="004d3a7c" officeooo:paragraph-rsid="005f3a6d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7053d" officeooo:paragraph-rsid="005f3a6d"/>
    </style:style>
    <style:style style:name="P22" style:family="paragraph" style:parent-style-name="Text_20_body" style:list-style-name="L2">
      <style:text-properties officeooo:rsid="0027053d" officeooo:paragraph-rsid="005f3a6d"/>
    </style:style>
    <style:style style:name="P23" style:family="paragraph" style:parent-style-name="Text_20_body" style:list-style-name="L1">
      <style:text-properties officeooo:rsid="004eaeff" officeooo:paragraph-rsid="004eaeff"/>
    </style:style>
    <style:style style:name="P24" style:family="paragraph" style:parent-style-name="Text_20_body" style:list-style-name="L1">
      <style:text-properties officeooo:rsid="004eaeff" officeooo:paragraph-rsid="005f3a6d"/>
    </style:style>
    <style:style style:name="P25" style:family="paragraph" style:parent-style-name="Text_20_body" style:list-style-name="L1">
      <style:text-properties officeooo:rsid="0034efc8" officeooo:paragraph-rsid="005f3a6d"/>
    </style:style>
    <style:style style:name="P26" style:family="paragraph" style:parent-style-name="Text_20_body" style:list-style-name="L1">
      <style:text-properties officeooo:rsid="00395abf" officeooo:paragraph-rsid="005f3a6d"/>
    </style:style>
    <style:style style:name="P27" style:family="paragraph" style:parent-style-name="Text_20_body" style:list-style-name="L1">
      <style:text-properties officeooo:rsid="0051d6bf" officeooo:paragraph-rsid="005f3a6d"/>
    </style:style>
    <style:style style:name="P28" style:family="paragraph" style:parent-style-name="Text_20_body" style:list-style-name="L2">
      <style:text-properties officeooo:rsid="0051d6bf" officeooo:paragraph-rsid="005f3a6d"/>
    </style:style>
    <style:style style:name="P29" style:family="paragraph" style:parent-style-name="Text_20_body" style:list-style-name="L1">
      <style:text-properties officeooo:rsid="003b2430" officeooo:paragraph-rsid="005f3a6d"/>
    </style:style>
    <style:style style:name="P30" style:family="paragraph" style:parent-style-name="Text_20_body" style:list-style-name="L1">
      <style:text-properties officeooo:rsid="0050ddca" officeooo:paragraph-rsid="0050ddca"/>
    </style:style>
    <style:style style:name="P31" style:family="paragraph" style:parent-style-name="Text_20_body" style:list-style-name="L1">
      <style:text-properties officeooo:rsid="0036c6f6" officeooo:paragraph-rsid="005f3a6d"/>
    </style:style>
    <style:style style:name="P32" style:family="paragraph" style:parent-style-name="Text_20_body" style:list-style-name="L1">
      <style:text-properties officeooo:rsid="002696a3" officeooo:paragraph-rsid="005f3a6d"/>
    </style:style>
    <style:style style:name="P33" style:family="paragraph" style:parent-style-name="Text_20_body" style:list-style-name="L2">
      <style:text-properties officeooo:rsid="002696a3" officeooo:paragraph-rsid="005f3a6d"/>
    </style:style>
    <style:style style:name="P34" style:family="paragraph" style:parent-style-name="Text_20_body" style:list-style-name="L1">
      <style:text-properties officeooo:rsid="00589283" officeooo:paragraph-rsid="005f3a6d"/>
    </style:style>
    <style:style style:name="P35" style:family="paragraph" style:parent-style-name="Text_20_body" style:list-style-name="L1">
      <style:text-properties officeooo:rsid="005a528b" officeooo:paragraph-rsid="005f3a6d"/>
    </style:style>
    <style:style style:name="P36" style:family="paragraph" style:parent-style-name="Text_20_body" style:list-style-name="L1">
      <style:text-properties officeooo:rsid="0056d9aa" officeooo:paragraph-rsid="005f3a6d"/>
    </style:style>
    <style:style style:name="P37" style:family="paragraph" style:parent-style-name="Text_20_body" style:list-style-name="L1">
      <style:text-properties officeooo:rsid="00579900" officeooo:paragraph-rsid="005f3a6d"/>
    </style:style>
    <style:style style:name="P38" style:family="paragraph" style:parent-style-name="Text_20_body" style:list-style-name="L1">
      <style:text-properties officeooo:rsid="003c21ec" officeooo:paragraph-rsid="005f3a6d"/>
    </style:style>
    <style:style style:name="P39" style:family="paragraph" style:parent-style-name="Text_20_body" style:list-style-name="L1">
      <style:text-properties officeooo:rsid="0040b0ea" officeooo:paragraph-rsid="005f3a6d"/>
    </style:style>
    <style:style style:name="P40" style:family="paragraph" style:parent-style-name="Text_20_body" style:list-style-name="L1">
      <style:text-properties officeooo:rsid="005c6505" officeooo:paragraph-rsid="005f3a6d"/>
    </style:style>
    <style:style style:name="P41" style:family="paragraph" style:parent-style-name="Text_20_body" style:list-style-name="L1">
      <style:text-properties officeooo:rsid="0059a195" officeooo:paragraph-rsid="005f3a6d"/>
    </style:style>
    <style:style style:name="P42" style:family="paragraph" style:parent-style-name="Text_20_body" style:list-style-name="L1">
      <style:text-properties officeooo:rsid="00427db0" officeooo:paragraph-rsid="005f3a6d"/>
    </style:style>
    <style:style style:name="P43" style:family="paragraph" style:parent-style-name="Text_20_body" style:list-style-name="L1">
      <style:text-properties officeooo:rsid="00497855" officeooo:paragraph-rsid="005f3a6d"/>
    </style:style>
    <style:style style:name="P44" style:family="paragraph" style:parent-style-name="Text_20_body" style:list-style-name="L2">
      <style:text-properties officeooo:paragraph-rsid="002696a3"/>
    </style:style>
    <style:style style:name="P45" style:family="paragraph" style:parent-style-name="Text_20_body" style:list-style-name="L2">
      <style:text-properties officeooo:paragraph-rsid="005f3a6d"/>
    </style:style>
    <style:style style:name="P46" style:family="paragraph" style:parent-style-name="Text_20_body" style:list-style-name="L2">
      <style:text-properties officeooo:rsid="004f5a35" officeooo:paragraph-rsid="005f3a6d"/>
    </style:style>
    <style:style style:name="P47" style:family="paragraph" style:parent-style-name="Text_20_body" style:list-style-name="L3">
      <style:text-properties officeooo:rsid="001faff2" officeooo:paragraph-rsid="001faff2"/>
    </style:style>
    <style:style style:name="P48" style:family="paragraph" style:parent-style-name="Text_20_body" style:list-style-name="L3">
      <style:text-properties officeooo:rsid="00211394" officeooo:paragraph-rsid="00211394"/>
    </style:style>
    <style:style style:name="P49" style:family="paragraph" style:parent-style-name="Text_20_body" style:list-style-name="L3">
      <style:text-properties officeooo:rsid="00297a13" officeooo:paragraph-rsid="00297a13"/>
    </style:style>
    <style:style style:name="P50" style:family="paragraph" style:parent-style-name="Text_20_body" style:list-style-name="">
      <style:text-properties officeooo:rsid="00275483" officeooo:paragraph-rsid="00275483"/>
    </style:style>
    <style:style style:name="P51" style:family="paragraph" style:parent-style-name="Text_20_body" style:list-style-name="L4">
      <style:text-properties officeooo:rsid="00275483" officeooo:paragraph-rsid="00275483"/>
    </style:style>
    <style:style style:name="P52" style:family="paragraph" style:parent-style-name="Text_20_body" style:list-style-name="L5">
      <style:text-properties officeooo:rsid="002b3ea1" officeooo:paragraph-rsid="002b3ea1"/>
    </style:style>
    <style:style style:name="P53" style:family="paragraph" style:parent-style-name="Text_20_body" style:list-style-name="L6">
      <style:text-properties officeooo:rsid="0032bf9b" officeooo:paragraph-rsid="003e0d9c"/>
    </style:style>
    <style:style style:name="P54" style:family="paragraph" style:parent-style-name="Text_20_body" style:list-style-name="L6">
      <style:text-properties officeooo:rsid="0032bf9b" officeooo:paragraph-rsid="0032bf9b"/>
    </style:style>
    <style:style style:name="P55" style:family="paragraph" style:parent-style-name="Text_20_body" style:list-style-name="L6">
      <style:text-properties officeooo:rsid="003fc0fb" officeooo:paragraph-rsid="003fc0fb"/>
    </style:style>
    <style:style style:name="P56" style:family="paragraph" style:parent-style-name="Text_20_body" style:list-style-name="L6">
      <style:text-properties officeooo:rsid="0043d4c8" officeooo:paragraph-rsid="0043d4c8"/>
    </style:style>
    <style:style style:name="P57" style:family="paragraph" style:parent-style-name="Text_20_body" style:list-style-name="L6">
      <style:text-properties officeooo:rsid="003e61f3" officeooo:paragraph-rsid="003e61f3"/>
    </style:style>
    <style:style style:name="P58" style:family="paragraph" style:parent-style-name="Heading_20_1">
      <style:text-properties officeooo:rsid="001dc2b4"/>
    </style:style>
    <style:style style:name="P59" style:family="paragraph" style:parent-style-name="Heading_20_1" style:list-style-name="">
      <style:text-properties officeooo:rsid="001dc2b4" officeooo:paragraph-rsid="001dc2b4"/>
    </style:style>
    <style:style style:name="P60" style:family="paragraph" style:parent-style-name="Heading_20_1">
      <style:paragraph-properties fo:break-before="page"/>
      <style:text-properties officeooo:rsid="001dc2b4"/>
    </style:style>
    <style:style style:name="P61" style:family="paragraph" style:parent-style-name="Heading_20_1">
      <style:paragraph-properties fo:break-before="page"/>
      <style:text-properties officeooo:rsid="001dc2b4" officeooo:paragraph-rsid="001dc2b4"/>
    </style:style>
    <style:style style:name="P62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3" style:family="paragraph" style:parent-style-name="Heading_20_2">
      <style:text-properties officeooo:rsid="001dc2b4" officeooo:paragraph-rsid="001dc2b4"/>
    </style:style>
    <style:style style:name="P64" style:family="paragraph" style:parent-style-name="Heading_20_3">
      <style:text-properties officeooo:rsid="002514b8"/>
    </style:style>
    <style:style style:name="P65" style:family="paragraph" style:parent-style-name="Heading_20_3">
      <style:text-properties officeooo:rsid="002696a3" officeooo:paragraph-rsid="002696a3"/>
    </style:style>
    <style:style style:name="P66" style:family="paragraph" style:parent-style-name="Heading_20_3">
      <style:text-properties officeooo:rsid="00275483"/>
    </style:style>
    <style:style style:name="P67" style:family="paragraph" style:parent-style-name="Heading_20_3">
      <style:text-properties officeooo:rsid="00275483" officeooo:paragraph-rsid="00275483"/>
    </style:style>
    <style:style style:name="P68" style:family="paragraph" style:parent-style-name="Heading_20_3">
      <style:text-properties officeooo:rsid="0027ee31" officeooo:paragraph-rsid="0027ee31"/>
    </style:style>
    <style:style style:name="P69" style:family="paragraph" style:parent-style-name="Heading_20_3">
      <style:text-properties officeooo:rsid="0032bf9b" officeooo:paragraph-rsid="0032bf9b"/>
    </style:style>
    <style:style style:name="P70" style:family="paragraph" style:parent-style-name="Heading_20_3">
      <style:text-properties officeooo:rsid="002b3ea1" officeooo:paragraph-rsid="002b3ea1"/>
    </style:style>
    <style:style style:name="P71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a1712"/>
    </style:style>
    <style:style style:name="T28" style:family="text">
      <style:text-properties officeooo:rsid="005a528b"/>
    </style:style>
    <style:style style:name="T29" style:family="text">
      <style:text-properties officeooo:rsid="005b1cd9"/>
    </style:style>
    <style:style style:name="T30" style:family="text">
      <style:text-properties officeooo:rsid="005b94b4"/>
    </style:style>
    <style:style style:name="T31" style:family="text">
      <style:text-properties officeooo:rsid="005dfea4"/>
    </style:style>
    <style:style style:name="T32" style:family="text">
      <style:text-properties officeooo:rsid="005f3a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Progress</text:h>
      <text:p text:style-name="P2"/>
      <text:p text:style-name="P2"/>
      <text:h text:style-name="P63" text:outline-level="2">ToDo</text:h>
      <text:h text:style-name="P64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7611794370431229990" text:style-name="L1">
        <text:list-item>
          <text:h text:style-name="P17" text:outline-level="1"/>
        </text:list-item>
        <text:list-item>
          <text:h text:style-name="P20" text:outline-level="1"><text:span text:style-name="T32">1. </text:span>Get the build mechanisms running for the simple data simulator</text:h>
          <text:list>
            <text:list-item>
              <text:h text:style-name="P20" text:outline-level="1"><text:span text:style-name="T32">1. </text:span>Create Makefile</text:h>
            </text:list-item>
            <text:list-item>
              <text:h text:style-name="P20" text:outline-level="1"><text:span text:style-name="T32">1. </text:span>Get Debugging to work</text:h>
            </text:list-item>
            <text:list-item>
              <text:h text:style-name="P23" text:outline-level="1"><text:span text:style-name="T32">1. </text:span>Find out how to properly link to dependencies (in linux only at first)</text:h>
            </text:list-item>
          </text:list>
        </text:list-item>
        <text:list-item>
          <text:h text:style-name="P18" text:outline-level="1"><text:span text:style-name="T32">1. </text:span>Implement threading using C++11 <text:s/>threading</text:h>
          <text:list>
            <text:list-item>
              <text:h text:style-name="P18" text:outline-level="1"><text:span text:style-name="T32">1. </text:span>This is primarily for sensor polling (which is used for the simulated sensor)</text:h>
            </text:list-item>
            <text:list-item>
              <text:h text:style-name="P19" text:outline-level="1"><text:span text:style-name="T32">1. </text:span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32">1. </text:span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<text:span text:style-name="T32">1. </text:span>Using IPC (hopefully 1-to-n communication is not hard to do)</text:h>
            </text:list-item>
            <text:list-item>
              <text:h text:style-name="P21" text:outline-level="1"><text:span text:style-name="T32">1. </text:span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1" text:outline-level="1"><text:span text:style-name="T32">1. </text:span>Implement very simple (console?) output for the sensor data</text:h>
          <text:list>
            <text:list-item>
              <text:h text:style-name="P21" text:outline-level="1"><text:span text:style-name="T32">- </text:span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<text:span text:style-name="T32">1. </text:span>Use python for this</text:h>
            </text:list-item>
          </text:list>
        </text:list-item>
        <text:list-item>
          <text:h text:style-name="P26" text:outline-level="1"><text:span text:style-name="T32">1. </text:span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7" text:outline-level="1"><text:span text:style-name="T32">1. </text:span>Use googles protobuf or similar for data sending</text:h>
          <text:list>
            <text:list-item>
              <text:h text:style-name="P27" text:outline-level="1"><text:span text:style-name="T32">1. </text:span>Important when exchanging data between different languages</text:h>
            </text:list-item>
            <text:list-item>
              <text:h text:style-name="P27" text:outline-level="1"><text:span text:style-name="T32">1. </text:span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7" text:outline-level="1"><text:span text:style-name="T32">1. </text:span>Write up some documentation for the simple simulator</text:h>
          <text:list>
            <text:list-item>
              <text:h text:style-name="P27" text:outline-level="1"><text:soft-page-break/><text:span text:style-name="T32">1. </text:span>This includes steps on how to get things working, eventually in a separate resource</text:h>
            </text:list-item>
          </text:list>
        </text:list-item>
        <text:list-item>
          <text:h text:style-name="P29" text:outline-level="1"><text:span text:style-name="T32">1. </text:span>Move simulation implementation to a standalone library</text:h>
          <text:list>
            <text:list-item>
              <text:h text:style-name="P29" text:outline-level="1"><text:span text:style-name="T32">1. </text:span>This includes to get compiling working with linking</text:h>
            </text:list-item>
            <text:list-item>
              <text:h text:style-name="P29" text:outline-level="1"><text:span text:style-name="T32">1. </text:span>Also needs decision on how to handle the process of compiling, copying and then using libs</text:h>
              <text:list>
                <text:list-item>
                  <text:h text:style-name="P29" text:outline-level="1"><text:span text:style-name="T32">1. </text:span>Problem here: where are differences for temporary builds and final install, <text:span text:style-name="T29">this should be covered by general programming style-guides/conventions</text:span></text:h>
                </text:list-item>
              </text:list>
            </text:list-item>
          </text:list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264646606" text:continue-numbering="true" text:style-name="L1">
        <text:list-item>
          <text:h text:style-name="P30" text:outline-level="1"><text:span text:style-name="T32">- </text:span>Check up on ./configure, make, make install</text:h>
          <text:list>
            <text:list-item>
              <text:h text:style-name="P30" text:outline-level="1"><text:s/><text:span text:style-name="T32">- </text:span>Look at e.g. the corresponding zeromq files</text:h>
            </text:list-item>
          </text:list>
        </text:list-item>
        <text:list-item>
          <text:h text:style-name="P13" text:outline-level="1"><text:span text:style-name="T32">- </text:span>evaluate data-management solutions </text:h>
          <text:list>
            <text:list-item>
              <text:h text:style-name="P14" text:outline-level="1"><text:span text:style-name="T10"><text:s/></text:span><text:span text:style-name="T32">- </text:span><text:span text:style-name="T10">i.e. possibilities to store/access/find data sets of generated or recorded offline data to either post-process or refeed into the system</text:span></text:h>
            </text:list-item>
          </text:list>
        </text:list-item>
        <text:list-item>
          <text:h text:style-name="P14" text:outline-level="1"><text:span text:style-name="T32">- </text:span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<text:s/><text:span text:style-name="T32">- </text:span>In the ends, that just means to write a tool that reads offline data and provides them with the same mechanisms that the online simulator and the hardware driver use</text:h>
            </text:list-item>
            <text:list-item>
              <text:h text:style-name="P14" text:outline-level="1"><text:span text:style-name="T10"><text:s/></text:span><text:span text:style-name="T32">- </text:span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4" text:outline-level="1"><text:span text:style-name="T32">- </text:span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4" text:outline-level="1"><text:s/><text:span text:style-name="T32">- </text:span>offline and online visualization! </text:h>
            </text:list-item>
          </text:list>
        </text:list-item>
        <text:list-item>
          <text:h text:style-name="P16" text:outline-level="1"><text:span text:style-name="T32">- </text:span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4" text:outline-level="1"><text:span text:style-name="T32">- </text:span>generate appropriate data to simulate movements of a 6DOF imu as follows: </text:h>
          <text:list>
            <text:list-item>
              <text:h text:style-name="P14" text:outline-level="1"><text:s/><text:span text:style-name="T32">- </text:span>exact data for positions with high sampling rate </text:h>
            </text:list-item>
            <text:list-item>
              <text:h text:style-name="P14" text:outline-level="1"><text:s/><text:span text:style-name="T32">- </text:span>blurred (gauss?) version of the above, eventually as on-the-fly option </text:h>
            </text:list-item>
            <text:list-item>
              <text:h text:style-name="P14" text:outline-level="1"><text:s/><text:span text:style-name="T32">- </text:span>Note: generate at least some movements as a close-loop, to be able to run them indefinitely</text:h>
            </text:list-item>
            <text:list-item>
              <text:h text:style-name="P31" text:outline-level="1"><text:s/><text:span text:style-name="T32">- </text:span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2" text:outline-level="1"><text:span text:style-name="T32">- </text:span>Improve logo</text:h>
          <text:list>
            <text:list-item>
              <text:h text:style-name="P16" text:outline-level="1"><text:span text:style-name="T11"><text:s/></text:span><text:span text:style-name="T32">- </text:span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4" text:outline-level="1"><text:span text:style-name="T32">- </text:span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1" text:outline-level="1"><text:s/><text:span text:style-name="T32">- </text:span>Care for the imu driver triggering actions on this kind of interactive simulator! <text:soft-page-break/>IMUCeption!!!</text:h>
            </text:list-item>
          </text:list>
        </text:list-item>
        <text:list-item>
          <text:h text:style-name="P31" text:outline-level="1"><text:span text:style-name="T32">- </text:span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34" text:outline-level="1"><text:span text:style-name="T32">- </text:span>Chechuot “atom” text editor</text:h>
        </text:list-item>
        <text:list-item>
          <text:h text:style-name="P14" text:outline-level="1"><text:span text:style-name="T32">- </text:span>use github to push the git repo to </text:h>
        </text:list-item>
        <text:list-item>
          <text:h text:style-name="P35" text:outline-level="1"><text:span text:style-name="T32">- </text:span>Checkout 'gollum', as git based wiki, and its ability to be used distribut<text:span text:style-name="T30">ively</text:span></text:h>
          <text:list>
            <text:list-item>
              <text:h text:style-name="P16" text:outline-level="1"><text:span text:style-name="T28"><text:s/></text:span><text:span text:style-name="T32">- </text:span><text:span text:style-name="T28">Alternatively, </text:span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    </text:list-item>
          </text:list>
        </text:list-item>
        <text:list-item>
          <text:h text:style-name="P36" text:outline-level="1"><text:span text:style-name="T32">- </text:span>setup buildbot (or similar) for deployment, testing, and so on</text:h>
        </text:list-item>
        <text:list-item>
          <text:h text:style-name="P36" text:outline-level="1"><text:span text:style-name="T32">- </text:span>look into using trac or github for issues</text:h>
        </text:list-item>
        <text:list-item>
          <text:h text:style-name="P36" text:outline-level="1"><text:span text:style-name="T32">- </text:span>look into some more android apps that work with the programs used for development</text:h>
        </text:list-item>
        <text:list-item>
          <text:h text:style-name="P16" text:outline-level="1"><text:span text:style-name="T32">- </text:span><text:span text:style-name="T12">d</text:span><text:span text:style-name="T11">oxygen or alternatives </text:span><text:span text:style-name="T31">(reStructuredText?) </text:span><text:span text:style-name="T11">for documentation</text:span></text:h>
        </text:list-item>
        <text:list-item>
          <text:h text:style-name="P37" text:outline-level="1"><text:span text:style-name="T32">- </text:span>Evaluate the 'high level' c++ interface for zeromq</text:h>
        </text:list-item>
        <text:list-item>
          <text:h text:style-name="P38" text:outline-level="1"><text:span text:style-name="T32">- </text:span>Develop a way to make parametrization for finger-pose detection/interpretation</text:h>
          <text:list>
            <text:list-item>
              <text:h text:style-name="P38" text:outline-level="1"><text:s/><text:span text:style-name="T32">- </text:span>e.g. how many different sections, how wide, how deep etc</text:h>
            </text:list-item>
            <text:list-item>
              <text:h text:style-name="P38" text:outline-level="1"><text:s/><text:span text:style-name="T32">- </text:span>Parametric surface description?</text:h>
            </text:list-item>
          </text:list>
        </text:list-item>
        <text:list-item>
          <text:h text:style-name="P39" text:outline-level="1"><text:span text:style-name="T32">- </text:span>Eventually change build mechanics from make to e.g. cmake <text:span text:style-name="T27">or waf</text:span></text:h>
          <text:list>
            <text:list-item>
              <text:h text:style-name="P40" text:outline-level="1"><text:s/><text:span text:style-name="T32">- </text:span>qmake and autotools are not really considered</text:h>
            </text:list-item>
            <text:list-item>
              <text:h text:style-name="P41" text:outline-level="1"><text:span text:style-name="T32"><text:s/>- </text:span>Also look into 'Dart' from KitWare</text:h>
            </text:list-item>
          </text:list>
        </text:list-item>
        <text:list-item>
          <text:h text:style-name="P24" text:outline-level="1"><text:span text:style-name="T32">- </text:span>See into how to manage dependencies depending (…) on the target platform/OS</text:h>
          <text:list>
            <text:list-item>
              <text:h text:style-name="P24" text:outline-level="1"><text:s/><text:span text:style-name="T32">- </text:span>e.g. dlls for windows, su for linux</text:h>
            </text:list-item>
          </text:list>
        </text:list-item>
        <text:list-item>
          <text:h text:style-name="P24" text:outline-level="1"><text:span text:style-name="T32">- </text:span>Support for mobile devices?</text:h>
          <text:list>
            <text:list-item>
              <text:h text:style-name="P24" text:outline-level="1"><text:s/><text:span text:style-name="T32">- </text:span>Android (priority)</text:h>
            </text:list-item>
            <text:list-item>
              <text:h text:style-name="P24" text:outline-level="1"><text:s/><text:span text:style-name="T32">- </text:span>Raspberry Pi (already working for raspbian?)</text:h>
            </text:list-item>
            <text:list-item>
              <text:h text:style-name="P24" text:outline-level="1"><text:s/><text:span text:style-name="T32">- </text:span>iOS (who does really care)</text:h>
            </text:list-item>
          </text:list>
        </text:list-item>
        <text:list-item>
          <text:h text:style-name="P42" text:outline-level="1"><text:span text:style-name="T32">- </text:span>Keep <text:span text:style-name="T16">track of the</text:span> development of Khronos Groups StreamInput</text:h>
        </text:list-item>
        <text:list-item>
          <text:h text:style-name="P43" text:outline-level="1"><text:span text:style-name="T32">- </text:span>(sensor-) data interpolation</text:h>
          <text:list>
            <text:list-item>
              <text:h text:style-name="P42" text:outline-level="1"><text:span text:style-name="T18"><text:s/></text:span><text:span text:style-name="T32">- </text:span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5" text:outline-level="3">Done</text:h>
      <text:list xml:id="list8832712263151131095" text:style-name="L2">
        <text:list-item>
          <text:h text:style-name="P44" text:outline-level="1"><text:span text:style-name="T32">- </text:span><text:span text:style-name="T3">setup git as </text:span><text:span text:style-name="T4">version control system</text:span></text:h>
        </text:list-item>
        <text:list-item>
          <text:h text:style-name="P15" text:outline-level="1"><text:span text:style-name="T32">- </text:span>setup bugs everywhere as distributed issue manager </text:h>
        </text:list-item>
        <text:list-item>
          <text:h text:style-name="P33" text:outline-level="1"><text:span text:style-name="T32">- </text:span>First pass of logo as svg</text:h>
        </text:list-item>
        <text:list-item>
          <text:h text:style-name="P28" text:outline-level="1"><text:soft-page-break/><text:span text:style-name="T32">- </text:span>Basic sensor simulator is working, sending a stream of fixed values over ipc (zmq)</text:h>
          <text:list>
            <text:list-item>
              <text:h text:style-name="P28" text:outline-level="1"><text:s/><text:span text:style-name="T32">- </text:span>Provides a stream of double values as a localhost ipc and tcp based (zmq-)publisher</text:h>
            </text:list-item>
          </text:list>
        </text:list-item>
        <text:list-item>
          <text:h text:style-name="P45" text:outline-level="1"><text:span text:style-name="T32">- </text:span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46" text:outline-level="1"><text:s/><text:span text:style-name="T32">- </text:span>First implementation will use a simple sensor that provides a single channel of raw double values</text:h>
              <text:list>
                <text:list-item>
                  <text:h text:style-name="P46" text:outline-level="1"><text:s text:c="2"/><text:span text:style-name="T32">- </text:span>Value will be constant at first</text:h>
                </text:list-item>
              </text:list>
            </text:list-item>
            <text:list-item>
              <text:h text:style-name="P22" text:outline-level="1"><text:s/><text:span text:style-name="T32">- </text:span>This functionality will be time critical later, so use C++ here</text:h>
            </text:list-item>
            <text:list-item>
              <text:h text:style-name="P22" text:outline-level="1"><text:span text:style-name="T20"><text:s/></text:span><text:span text:style-name="T32">- </text:span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60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8582568319864722808" text:style-name="L3">
        <text:list-item>
          <text:p text:style-name="P47">Data</text:p>
          <text:list>
            <text:list-item>
              <text:p text:style-name="P47">Data Management</text:p>
            </text:list-item>
            <text:list-item>
              <text:p text:style-name="P47">Data Generation</text:p>
            </text:list-item>
            <text:list-item>
              <text:p text:style-name="P47">Data Access</text:p>
            </text:list-item>
          </text:list>
        </text:list-item>
        <text:list-item>
          <text:p text:style-name="P47">Assets</text:p>
          <text:list>
            <text:list-item>
              <text:p text:style-name="P47">Logo</text:p>
            </text:list-item>
            <text:list-item>
              <text:p text:style-name="P47">Icon</text:p>
            </text:list-item>
            <text:list-item>
              <text:p text:style-name="P48">3D models for visualization</text:p>
            </text:list-item>
            <text:list-item>
              <text:p text:style-name="P47">(Splash Screen?)</text:p>
            </text:list-item>
            <text:list-item>
              <text:p text:style-name="P48">(Sounds?)</text:p>
            </text:list-item>
          </text:list>
        </text:list-item>
        <text:list-item>
          <text:p text:style-name="P48">Visualization</text:p>
          <text:list>
            <text:list-item>
              <text:p text:style-name="P48">Offline</text:p>
            </text:list-item>
            <text:list-item>
              <text:p text:style-name="P48">Online</text:p>
            </text:list-item>
          </text:list>
        </text:list-item>
        <text:list-item>
          <text:p text:style-name="P49">Sensor reading</text:p>
          <text:list>
            <text:list-item>
              <text:p text:style-name="P49">micro controller program</text:p>
            </text:list-item>
            <text:list-item>
              <text:p text:style-name="P49">communication to micro controller</text:p>
            </text:list-item>
          </text:list>
        </text:list-item>
        <text:list-item>
          <text:p text:style-name="P49">Sensor data interpretation</text:p>
          <text:list>
            <text:list-item>
              <text:p text:style-name="P49">filtering</text:p>
            </text:list-item>
            <text:list-item>
              <text:p text:style-name="P49">deriving relative <text:span text:style-name="T15">or</text:span>ientation/hand posture</text:p>
            </text:list-item>
          </text:list>
        </text:list-item>
        <text:list-item>
          <text:p text:style-name="P47">.</text:p>
        </text:list-item>
        <text:list-item>
          <text:p text:style-name="P47">.</text:p>
        </text:list-item>
      </text:list>
      <text:p text:style-name="P4"/>
      <text:p text:style-name="P3"/>
      <text:h text:style-name="P59" text:outline-level="1"/>
      <text:h text:style-name="P62" text:outline-level="1">Used Software</text:h>
      <text:h text:style-name="P50" text:outline-level="1">List of used software</text:h>
      <text:h text:style-name="P67" text:outline-level="3">Design/Assets</text:h>
      <text:list xml:id="list3296757731935089361" text:style-name="L4">
        <text:list-item>
          <text:p text:style-name="P51">Inkscape</text:p>
        </text:list-item>
        <text:list-item>
          <text:p text:style-name="P51">bundler</text:p>
        </text:list-item>
      </text:list>
      <text:h text:style-name="P66" text:outline-level="3">C++</text:h>
      <text:list xml:id="list1067789021" text:continue-numbering="true" text:style-name="L4">
        <text:list-item>
          <text:p text:style-name="P51">make</text:p>
        </text:list-item>
        <text:list-item>
          <text:p text:style-name="P51">Qt/qml</text:p>
        </text:list-item>
        <text:list-item>
          <text:p text:style-name="P51">boost</text:p>
        </text:list-item>
        <text:list-item>
          <text:p text:style-name="P51"><text:span text:style-name="T6">(</text:span>VTK?<text:span text:style-name="T6">)</text:span></text:p>
        </text:list-item>
      </text:list>
      <text:h text:style-name="P67" text:outline-level="3">Python</text:h>
      <text:list xml:id="list832037403" text:continue-numbering="true" text:style-name="L4">
        <text:list-item>
          <text:p text:style-name="P51">mayavi</text:p>
        </text:list-item>
        <text:list-item>
          <text:p text:style-name="P51">matplotlib</text:p>
        </text:list-item>
      </text:list>
      <text:h text:style-name="P68" text:outline-level="3">Arduino</text:h>
      <text:list xml:id="list3658530112322314190" text:style-name="L5">
        <text:list-item>
          <text:p text:style-name="P52">arduino (std. program for linux)</text:p>
        </text:list-item>
      </text:list>
      <text:h text:style-name="P61" text:outline-level="1">Decisions</text:h>
      <text:p text:style-name="P3"/>
      <text:h text:style-name="P63" text:outline-level="2">To be made</text:h>
      <text:h text:style-name="P69" text:outline-level="3">IPC Framework</text:h>
      <text:p text:style-name="P8">Canditates:</text:p>
      <text:list xml:id="list3686520595844714535" text:style-name="L6">
        <text:list-item>
          <text:p text:style-name="P53"><text:span text:style-name="T13">ZeroMQ (sounds promising</text:span><text:span text:style-name="T14">)</text:span></text:p>
          <text:list>
            <text:list-item>
              <text:p text:style-name="P55">but: no IPC on windows</text:p>
            </text:list-item>
          </text:list>
        </text:list-item>
        <text:list-item>
          <text:p text:style-name="P56">folly (facebok)</text:p>
          <text:list>
            <text:list-item>
              <text:p text:style-name="P56">does not support windows, <text:span text:style-name="T17">nor 32bit at all</text:span></text:p>
            </text:list-item>
          </text:list>
        </text:list-item>
        <text:list-item>
          <text:p text:style-name="P54">Qt (various possibilities)</text:p>
        </text:list-item>
        <text:list-item>
          <text:p text:style-name="P54">boost::inter_process</text:p>
        </text:list-item>
        <text:list-item>
          <text:p text:style-name="P54">protobuf (google)</text:p>
        </text:list-item>
        <text:list-item>
          <text:p text:style-name="P54">Ice (ZeroC)</text:p>
        </text:list-item>
        <text:list-item>
          <text:p text:style-name="P54">just primitive sockets/pipes</text:p>
        </text:list-item>
        <text:list-item>
          <text:p text:style-name="P57">DDS</text:p>
        </text:list-item>
        <text:list-item>
          <text:p text:style-name="P54">more?</text:p>
        </text:list-item>
      </text:list>
      <text:h text:style-name="P63" text:outline-level="2">Preliminary</text:h>
      <text:h text:style-name="P70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71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3" text:outline-level="2">Had been made</text:h>
      <text:h text:style-name="P70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30T23:51:45</dc:date>
    <dc:creator>Torge Herber</dc:creator>
    <meta:editing-duration>P2DT4H43M7S</meta:editing-duration>
    <meta:editing-cycles>47</meta:editing-cycles>
    <meta:generator>LibreOffice/4.0.2.2$Linux_X86_64 LibreOffice_project/400m0$Build-2</meta:generator>
    <meta:document-statistic meta:table-count="0" meta:image-count="0" meta:object-count="0" meta:page-count="8" meta:paragraph-count="149" meta:word-count="1410" meta:character-count="8087" meta:non-whitespace-character-count="6901"/>
  </office:meta>
</office:document-meta>
</file>